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 de 10000 iteracoes_SelecaoFPS_RecombinacaoCrossoverUmPontoInteira_com PR 0.95_MutacaoIncrementosLentos_com PM 0.1_populacao 1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996.30102318089" calcext:value-type="float">
            <text:p>996.30102318089</text:p>
          </table:table-cell>
          <table:table-cell/>
          <table:table-cell office:value-type="float" office:value="4.78931596446961" calcext:value-type="float">
            <text:p>4.78931596446961</text:p>
          </table:table-cell>
          <table:table-cell office:value-type="float" office:value="1012.90999995062" calcext:value-type="float">
            <text:p>1012.90999995062</text:p>
          </table:table-cell>
          <table:table-cell office:value-type="float" office:value="316441.839473" calcext:value-type="float">
            <text:p>316441.839473</text:p>
          </table:table-cell>
          <table:table-cell table:formula="of:=COM.MICROSOFT.STDEV.P([.A2:.A10001])" office:value-type="float" office:value="51.9119070180098" calcext:value-type="float">
            <text:p>51.9119070180098</text:p>
          </table:table-cell>
        </table:table-row>
        <table:table-row table:style-name="ro1">
          <table:table-cell office:value-type="float" office:value="996.30102318089" calcext:value-type="float">
            <text:p>996.30102318089</text:p>
          </table:table-cell>
          <table:table-cell table:number-columns-repeated="5"/>
        </table:table-row>
        <table:table-row table:style-name="ro1">
          <table:table-cell office:value-type="float" office:value="996.30102318089" calcext:value-type="float">
            <text:p>996.30102318089</text:p>
          </table:table-cell>
          <table:table-cell table:number-columns-repeated="5"/>
        </table:table-row>
        <table:table-row table:style-name="ro1">
          <table:table-cell office:value-type="float" office:value="968.361768390068" calcext:value-type="float">
            <text:p>968.361768390068</text:p>
          </table:table-cell>
          <table:table-cell table:number-columns-repeated="5"/>
        </table:table-row>
        <table:table-row table:style-name="ro1">
          <table:table-cell office:value-type="float" office:value="968.361768390068" calcext:value-type="float">
            <text:p>968.361768390068</text:p>
          </table:table-cell>
          <table:table-cell table:number-columns-repeated="5"/>
        </table:table-row>
        <table:table-row table:style-name="ro1">
          <table:table-cell office:value-type="float" office:value="968.361768390068" calcext:value-type="float">
            <text:p>968.361768390068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959.813562405814" calcext:value-type="float">
            <text:p>959.813562405814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569.678181191408" calcext:value-type="float">
            <text:p>569.678181191408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888199721225" calcext:value-type="float">
            <text:p>167.888199721225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67.410501135797" calcext:value-type="float">
            <text:p>167.410501135797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130.939176508893" calcext:value-type="float">
            <text:p>130.939176508893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66.5148535578869" calcext:value-type="float">
            <text:p>66.5148535578869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9854468062844" calcext:value-type="float">
            <text:p>19.985446806284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9.6451099472714" calcext:value-type="float">
            <text:p>19.6451099472714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7.2217779678331" calcext:value-type="float">
            <text:p>17.2217779678331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11.4771038177302" calcext:value-type="float">
            <text:p>11.4771038177302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7.02843321330654" calcext:value-type="float">
            <text:p>7.02843321330654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47175571276656" calcext:value-type="float">
            <text:p>6.47175571276656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6.20852018215334" calcext:value-type="float">
            <text:p>6.20852018215334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  <table:table-row table:style-name="ro1">
          <table:table-cell office:value-type="float" office:value="5.67037226794909" calcext:value-type="float">
            <text:p>5.6703722679490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07:02:42.261118487</dc:date>
    <meta:editing-duration>PT11M36S</meta:editing-duration>
    <meta:editing-cycles>1</meta:editing-cycles>
    <meta:document-statistic meta:table-count="1" meta:cell-count="10009" meta:object-count="0"/>
    <meta:generator>LibreOffice/5.3.4.2$Linux_X86_64 LibreOffice_project/30m0$Build-2</meta:generator>
  </office:meta>
</office:document-meta>
</file>